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65BEFE37CCD98E2F.jpg" manifest:media-type="image/jpeg"/>
  <manifest:file-entry manifest:full-path="Object 1/Pictures/100000000000000800000008B0BE7AAD9E94A6C1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Pictures/10000000000002000000020065BEFE37CCD98E2F.jpg" manifest:media-type="image/jpeg"/>
  <manifest:file-entry manifest:full-path="Object 10/Pictures/100000000000000800000008B0BE7AAD9E94A6C1.png" manifest:media-type="image/png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Pictures/10000000000002000000020065BEFE37CCD98E2F.jpg" manifest:media-type="image/jpeg"/>
  <manifest:file-entry manifest:full-path="Object 5/Pictures/100000000000000800000008B0BE7AAD9E94A6C1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7.33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0.917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1.834cm"/>
    </style:style>
    <style:style style:name="co16" style:family="table-column">
      <style:table-column-properties fo:break-before="auto" style:column-width="6.994cm"/>
    </style:style>
    <style:style style:name="co17" style:family="table-column">
      <style:table-column-properties fo:break-before="auto" style:column-width="3.325cm"/>
    </style:style>
    <style:style style:name="co18" style:family="table-column">
      <style:table-column-properties fo:break-before="auto" style:column-width="2.408cm"/>
    </style:style>
    <style:style style:name="co19" style:family="table-column">
      <style:table-column-properties fo:break-before="auto" style:column-width="3.239cm"/>
    </style:style>
    <style:style style:name="co20" style:family="table-column">
      <style:table-column-properties fo:break-before="auto" style:column-width="3.12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7">
      <style:table-cell-properties fo:background-color="#ffffa6" fo:border="0.06pt solid #000000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Marath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 style:data-style-name="N107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7"/>
    <style:style style:name="gr1" style:family="graphic">
      <style:graphic-properties draw:stroke="none" draw:fill="solid" draw:fill-color="#ffffff" draw:opacity="100%" draw:textarea-horizontal-align="center" draw:textarea-vertical-align="middle" draw:ole-draw-aspect="1"/>
    </style:style>
    <style:style style:name="P1" style:family="paragraph">
      <loext:graphic-properties draw:fill="solid" draw:fill-color="#ffffff" draw:opacity="10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shapes>
          <draw:frame draw:z-index="0" draw:style-name="gr1" draw:text-style-name="P1" svg:width="17.824cm" svg:height="9.987cm" svg:x="31.696cm" svg:y="7.339cm">
            <draw:object draw:notify-on-update-of-ranges="random.R3:random.R12 random.S3:random.S12 random.U3:random.U12 random.U3:random.U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3"/>
          <table:table-cell table:style-name="ce13" office:value-type="string" calcext:value-type="string" table:number-columns-spanned="3" table:number-rows-spanned="1">
            <text:p>Tempo em Milissegundos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2:.J11])" office:value-type="float" office:value="161.333333333333" calcext:value-type="float">
            <text:p>161,333</text:p>
          </table:table-cell>
          <table:table-cell table:style-name="ce6" table:formula="of:=STDEV([.J2:.J11])" office:value-type="float" office:value="1.3228756555323" calcext:value-type="float">
            <text:p>1,323</text:p>
          </table:table-cell>
          <table:table-cell table:style-name="ce6" table:formula="of:=[.N2]/SQRT(10)" office:value-type="float" office:value="0.418330013267038" calcext:value-type="float">
            <text:p>0,418</text:p>
          </table:table-cell>
          <table:table-cell table:number-columns-repeated="2"/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Erro Padrã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table:style-name="ce18" office:value-type="float" office:value="1" calcext:value-type="float">
            <text:p>1</text:p>
          </table:table-cell>
          <table:table-cell table:style-name="ce11" table:formula="of:= [.E1]" office:value-type="string" office:string-value="mergesortTopDown" calcext:value-type="string">
            <text:p>mergesortTopDown</text:p>
          </table:table-cell>
          <table:table-cell table:style-name="ce11" office:value-type="string" calcext:value-type="string">
            <text:p>M Td</text:p>
          </table:table-cell>
          <table:table-cell table:style-name="ce24" table:formula="of:= [.M2]" office:value-type="float" office:value="161.333333333333" calcext:value-type="float">
            <text:p>161,333</text:p>
          </table:table-cell>
          <table:table-cell table:style-name="ce24" table:formula="of:= [.N2]" office:value-type="float" office:value="1.3228756555323" calcext:value-type="float">
            <text:p>1,323</text:p>
          </table:table-cell>
          <table:table-cell table:style-name="ce24" table:formula="of:= [.O2]" office:value-type="float" office:value="0.418330013267038" calcext:value-type="float">
            <text:p>0,418</text:p>
          </table:table-cell>
          <table:table-cell table:style-name="ce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table:style-name="ce18" office:value-type="float" office:value="2" calcext:value-type="float">
            <text:p>2</text:p>
          </table:table-cell>
          <table:table-cell table:style-name="ce12" table:formula="of:= [.E12]" office:value-type="string" office:string-value="mergesortBottomUp" calcext:value-type="string">
            <text:p>mergesortBottomUp</text:p>
          </table:table-cell>
          <table:table-cell table:style-name="ce12" office:value-type="string" calcext:value-type="string">
            <text:p>M Bu</text:p>
          </table:table-cell>
          <table:table-cell table:style-name="ce25" table:formula="of:= [.M13]" office:value-type="float" office:value="137.3" calcext:value-type="float">
            <text:p>137,300</text:p>
          </table:table-cell>
          <table:table-cell table:style-name="ce25" table:formula="of:= [.N13]" office:value-type="float" office:value="1.15950180872841" calcext:value-type="float">
            <text:p>1,160</text:p>
          </table:table-cell>
          <table:table-cell table:style-name="ce25" table:formula="of:= [.O13]" office:value-type="float" office:value="0.366666666666667" calcext:value-type="float">
            <text:p>0,3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table:style-name="ce7" office:value-type="string" calcext:value-type="string">
            <text:p>Erro Padrão</text:p>
          </table:table-cell>
          <table:table-cell table:style-name="ce8" office:value-type="string" calcext:value-type="string">
            <text:p>DP/n^1/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1" table:formula="of:= [.E23]" office:value-type="string" office:string-value="mergesortTopDownInsertionSort_X_10" calcext:value-type="string">
            <text:p>mergesortTopDownInsertionSort_X_10</text:p>
          </table:table-cell>
          <table:table-cell table:style-name="ce11" office:value-type="string" calcext:value-type="string">
            <text:p>M Td e I x &lt; 10</text:p>
          </table:table-cell>
          <table:table-cell table:style-name="ce24" table:formula="of:= [.M24]" office:value-type="float" office:value="133.3" calcext:value-type="float">
            <text:p>133,300</text:p>
          </table:table-cell>
          <table:table-cell table:style-name="ce24" table:formula="of:= [.N24]" office:value-type="float" office:value="1.25166555703457" calcext:value-type="float">
            <text:p>1,252</text:p>
          </table:table-cell>
          <table:table-cell table:style-name="ce24" table:formula="of:= [.O24]" office:value-type="float" office:value="0.395811402901264" calcext:value-type="float">
            <text:p>0,3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table:style-name="ce18" office:value-type="float" office:value="4" calcext:value-type="float">
            <text:p>4</text:p>
          </table:table-cell>
          <table:table-cell table:style-name="ce12" table:formula="of:= [.E34]" office:value-type="string" office:string-value="mergesortTopDownInsertionSort_X_20" calcext:value-type="string">
            <text:p>mergesortTopDownInsertionSort_X_20</text:p>
          </table:table-cell>
          <table:table-cell table:style-name="ce12" office:value-type="string" calcext:value-type="string">
            <text:p>M Td e I x &lt; 20</text:p>
          </table:table-cell>
          <table:table-cell table:style-name="ce25" table:formula="of:= [.M35]" office:value-type="float" office:value="122.4" calcext:value-type="float">
            <text:p>122,400</text:p>
          </table:table-cell>
          <table:table-cell table:style-name="ce25" table:formula="of:= [.N35]" office:value-type="float" office:value="0.966091783079296" calcext:value-type="float">
            <text:p>0,966</text:p>
          </table:table-cell>
          <table:table-cell table:style-name="ce25" table:formula="of:= [.O35]" office:value-type="float" office:value="0.305505046330389" calcext:value-type="float">
            <text:p>0,3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table:style-name="ce18" office:value-type="float" office:value="5" calcext:value-type="float">
            <text:p>5</text:p>
          </table:table-cell>
          <table:table-cell table:style-name="ce11" table:formula="of:= [.E45]" office:value-type="string" office:string-value="mergesortTopDownInsertionSort_X_40" calcext:value-type="string">
            <text:p>mergesortTopDownInsertionSort_X_40</text:p>
          </table:table-cell>
          <table:table-cell table:style-name="ce11" office:value-type="string" calcext:value-type="string">
            <text:p>M Td e I x &lt; 40</text:p>
          </table:table-cell>
          <table:table-cell table:style-name="ce24" table:formula="of:= [.M46]" office:value-type="float" office:value="119.6" calcext:value-type="float">
            <text:p>119,600</text:p>
          </table:table-cell>
          <table:table-cell table:style-name="ce24" table:formula="of:= [.N46]" office:value-type="float" office:value="1.17378779077727" calcext:value-type="float">
            <text:p>1,174</text:p>
          </table:table-cell>
          <table:table-cell table:style-name="ce24" table:formula="of:= [.O46]" office:value-type="float" office:value="0.371184290855335" calcext:value-type="float">
            <text:p>0,3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table:style-name="ce18" office:value-type="float" office:value="6" calcext:value-type="float">
            <text:p>6</text:p>
          </table:table-cell>
          <table:table-cell table:style-name="ce12" table:formula="of:= [.E56]" office:value-type="string" office:string-value="mergesortTopDownInsertionSort_X_80" calcext:value-type="string">
            <text:p>mergesortTopDownInsertionSort_X_80</text:p>
          </table:table-cell>
          <table:table-cell table:style-name="ce12" office:value-type="string" calcext:value-type="string">
            <text:p>M Td e I x &lt; 80</text:p>
          </table:table-cell>
          <table:table-cell table:style-name="ce25" table:formula="of:= [.M57]" office:value-type="float" office:value="126.4" calcext:value-type="float">
            <text:p>126,400</text:p>
          </table:table-cell>
          <table:table-cell table:style-name="ce25" table:formula="of:= [.N57]" office:value-type="float" office:value="0.966091783079296" calcext:value-type="float">
            <text:p>0,966</text:p>
          </table:table-cell>
          <table:table-cell table:style-name="ce25" table:formula="of:= [.O57]" office:value-type="float" office:value="0.305505046330389" calcext:value-type="float">
            <text:p>0,3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62" calcext:value-type="float">
            <text:p>162</text:p>
          </table:table-cell>
          <table:table-cell table:number-columns-repeated="5"/>
          <table:table-cell table:style-name="ce18" office:value-type="float" office:value="7" calcext:value-type="float">
            <text:p>7</text:p>
          </table:table-cell>
          <table:table-cell table:style-name="ce11" table:formula="of:= [.E67]" office:value-type="string" office:string-value="mergesortTopDownInsertionSort_X_160" calcext:value-type="string">
            <text:p>mergesortTopDownInsertionSort_X_160</text:p>
          </table:table-cell>
          <table:table-cell table:style-name="ce11" office:value-type="string" calcext:value-type="string">
            <text:p>M Td e I x &lt; 160</text:p>
          </table:table-cell>
          <table:table-cell table:style-name="ce24" table:formula="of:= [.M68]" office:value-type="float" office:value="150.2" calcext:value-type="float">
            <text:p>150,200</text:p>
          </table:table-cell>
          <table:table-cell table:style-name="ce24" table:formula="of:= [.N68]" office:value-type="float" office:value="1.31656117720877" calcext:value-type="float">
            <text:p>1,317</text:p>
          </table:table-cell>
          <table:table-cell table:style-name="ce24" table:formula="of:= [.O68]" office:value-type="float" office:value="0.416333199893227" calcext:value-type="float">
            <text:p>0,4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9" calcext:value-type="float">
            <text:p>159</text:p>
          </table:table-cell>
          <table:table-cell table:number-columns-repeated="5"/>
          <table:table-cell table:style-name="ce18" office:value-type="float" office:value="8" calcext:value-type="float">
            <text:p>8</text:p>
          </table:table-cell>
          <table:table-cell table:style-name="ce12" table:formula="of:= [.E78]" office:value-type="string" office:string-value="mergesortTopDownInsertionSort_X_320" calcext:value-type="string">
            <text:p>mergesortTopDownInsertionSort_X_320</text:p>
          </table:table-cell>
          <table:table-cell table:style-name="ce12" office:value-type="string" calcext:value-type="string">
            <text:p>M Td e I x &lt; 320</text:p>
          </table:table-cell>
          <table:table-cell table:style-name="ce25" table:formula="of:= [.M79]" office:value-type="float" office:value="208" calcext:value-type="float">
            <text:p>208,000</text:p>
          </table:table-cell>
          <table:table-cell table:style-name="ce25" table:formula="of:= [.N79]" office:value-type="float" office:value="1.88561808316413" calcext:value-type="float">
            <text:p>1,886</text:p>
          </table:table-cell>
          <table:table-cell table:style-name="ce25" table:formula="of:= [.O79]" office:value-type="float" office:value="0.596284793999944" calcext:value-type="float">
            <text:p>0,596</text:p>
          </table:table-cell>
          <table:table-cell/>
        </table:table-row>
        <table:table-row table:style-name="ro1">
          <table:table-cell table:number-columns-repeated="15"/>
          <table:table-cell table:style-name="ce18" office:value-type="float" office:value="9" calcext:value-type="float">
            <text:p>9</text:p>
          </table:table-cell>
          <table:table-cell table:style-name="ce11" table:formula="of:= [.E89]" office:value-type="string" office:string-value="mergesortTopDownInsertionSort_X_640" calcext:value-type="string">
            <text:p>mergesortTopDownInsertionSort_X_640</text:p>
          </table:table-cell>
          <table:table-cell table:style-name="ce11" office:value-type="string" calcext:value-type="string">
            <text:p>M Td e I x &lt; 640</text:p>
          </table:table-cell>
          <table:table-cell table:style-name="ce24" table:formula="of:= [.M90]" office:value-type="float" office:value="331.8" calcext:value-type="float">
            <text:p>331,800</text:p>
          </table:table-cell>
          <table:table-cell table:style-name="ce24" table:formula="of:= [.N90]" office:value-type="float" office:value="3.32665998663324" calcext:value-type="float">
            <text:p>3,327</text:p>
          </table:table-cell>
          <table:table-cell table:style-name="ce24" table:formula="of:= [.O90]" office:value-type="float" office:value="1.05198225587063" calcext:value-type="float">
            <text:p>1,0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style-name="ce18" office:value-type="float" office:value="10" calcext:value-type="float">
            <text:p>10</text:p>
          </table:table-cell>
          <table:table-cell table:style-name="ce11" table:formula="of:= [.E100]" office:value-type="string" office:string-value="insertionSort" calcext:value-type="string">
            <text:p>insertionSort</text:p>
          </table:table-cell>
          <table:table-cell table:style-name="ce11" office:value-type="string" calcext:value-type="string">
            <text:p>I</text:p>
          </table:table-cell>
          <table:table-cell table:style-name="ce24" table:formula="of:= [.M101]" office:value-type="float" office:value="33688.4" calcext:value-type="float">
            <text:p>33688,400</text:p>
          </table:table-cell>
          <table:table-cell table:style-name="ce24" table:formula="of:=[.N101]" office:value-type="float" office:value="252.280355513024" calcext:value-type="float">
            <text:p>252,280</text:p>
          </table:table-cell>
          <table:table-cell table:style-name="ce24" table:formula="of:=[.O101]" office:value-type="float" office:value="79.7780532338172" calcext:value-type="float">
            <text:p>79,77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2:.J21])" office:value-type="float" office:value="137.3" calcext:value-type="float">
            <text:p>137,300</text:p>
          </table:table-cell>
          <table:table-cell table:style-name="ce6" table:formula="of:=STDEV([.J12:.J21])" office:value-type="float" office:value="1.15950180872841" calcext:value-type="float">
            <text:p>1,160</text:p>
          </table:table-cell>
          <table:table-cell table:style-name="ce6" table:formula="of:=[.N13]/SQRT(10)" office:value-type="float" office:value="0.366666666666667" calcext:value-type="float">
            <text:p>0,36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23:.J32])" office:value-type="float" office:value="133.3" calcext:value-type="float">
            <text:p>133,300</text:p>
          </table:table-cell>
          <table:table-cell table:style-name="ce6" table:formula="of:=STDEV([.J23:.J32])" office:value-type="float" office:value="1.25166555703457" calcext:value-type="float">
            <text:p>1,252</text:p>
          </table:table-cell>
          <table:table-cell table:style-name="ce6" table:formula="of:=[.N24]/SQRT(10)" office:value-type="float" office:value="0.395811402901264" calcext:value-type="float">
            <text:p>0,39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34:.J43])" office:value-type="float" office:value="122.4" calcext:value-type="float">
            <text:p>122,400</text:p>
          </table:table-cell>
          <table:table-cell table:style-name="ce6" table:formula="of:=STDEV([.J34:.J43])" office:value-type="float" office:value="0.966091783079296" calcext:value-type="float">
            <text:p>0,966</text:p>
          </table:table-cell>
          <table:table-cell table:style-name="ce6" table:formula="of:=[.N35]/SQRT(10)" office:value-type="float" office:value="0.305505046330389" calcext:value-type="float">
            <text:p>0,30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45:.J54])" office:value-type="float" office:value="119.6" calcext:value-type="float">
            <text:p>119,600</text:p>
          </table:table-cell>
          <table:table-cell table:style-name="ce6" table:formula="of:=STDEV([.J45:.J54])" office:value-type="float" office:value="1.17378779077727" calcext:value-type="float">
            <text:p>1,174</text:p>
          </table:table-cell>
          <table:table-cell table:style-name="ce6" table:formula="of:=[.N46]/SQRT(10)" office:value-type="float" office:value="0.371184290855335" calcext:value-type="float">
            <text:p>0,3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56:.J65])" office:value-type="float" office:value="126.4" calcext:value-type="float">
            <text:p>126,400</text:p>
          </table:table-cell>
          <table:table-cell table:style-name="ce6" table:formula="of:=STDEV([.J56:.J65])" office:value-type="float" office:value="0.966091783079296" calcext:value-type="float">
            <text:p>0,966</text:p>
          </table:table-cell>
          <table:table-cell table:style-name="ce6" table:formula="of:=[.N57]/SQRT(10)" office:value-type="float" office:value="0.305505046330389" calcext:value-type="float">
            <text:p>0,30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67:.J76])" office:value-type="float" office:value="150.2" calcext:value-type="float">
            <text:p>150,200</text:p>
          </table:table-cell>
          <table:table-cell table:style-name="ce6" table:formula="of:=STDEV([.J67:.J76])" office:value-type="float" office:value="1.31656117720877" calcext:value-type="float">
            <text:p>1,317</text:p>
          </table:table-cell>
          <table:table-cell table:style-name="ce6" table:formula="of:=[.N68]/SQRT(10)" office:value-type="float" office:value="0.416333199893227" calcext:value-type="float">
            <text:p>0,41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78:.J87])" office:value-type="float" office:value="208" calcext:value-type="float">
            <text:p>208,000</text:p>
          </table:table-cell>
          <table:table-cell table:style-name="ce6" table:formula="of:=STDEV([.J78:.J87])" office:value-type="float" office:value="1.88561808316413" calcext:value-type="float">
            <text:p>1,886</text:p>
          </table:table-cell>
          <table:table-cell table:style-name="ce6" table:formula="of:=[.N79]/SQRT(10)" office:value-type="float" office:value="0.596284793999944" calcext:value-type="float">
            <text:p>0,59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89:.J98])" office:value-type="float" office:value="331.8" calcext:value-type="float">
            <text:p>331,800</text:p>
          </table:table-cell>
          <table:table-cell table:style-name="ce6" table:formula="of:=STDEV([.J89:.J98])" office:value-type="float" office:value="3.32665998663324" calcext:value-type="float">
            <text:p>3,327</text:p>
          </table:table-cell>
          <table:table-cell table:style-name="ce6" table:formula="of:=[.N90]/SQRT(10)" office:value-type="float" office:value="1.05198225587063" calcext:value-type="float">
            <text:p>1,05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189" calcext:value-type="float">
            <text:p>33189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402" calcext:value-type="float">
            <text:p>33402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00:.J109])" office:value-type="float" office:value="33688.4" calcext:value-type="float">
            <text:p>33688,400</text:p>
          </table:table-cell>
          <table:table-cell table:style-name="ce6" table:formula="of:=STDEV([.J100:.J109])" office:value-type="float" office:value="252.280355513024" calcext:value-type="float">
            <text:p>252,280</text:p>
          </table:table-cell>
          <table:table-cell table:style-name="ce6" table:formula="of:=[.N101]/SQRT(10)" office:value-type="float" office:value="79.7780532338172" calcext:value-type="float">
            <text:p>79,77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857" calcext:value-type="float">
            <text:p>3385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828" calcext:value-type="float">
            <text:p>33828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825" calcext:value-type="float">
            <text:p>3382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993" calcext:value-type="float">
            <text:p>3399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796" calcext:value-type="float">
            <text:p>3379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871" calcext:value-type="float">
            <text:p>3387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512" calcext:value-type="float">
            <text:p>3351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3611" calcext:value-type="float">
            <text:p>33611</text:p>
          </table:table-cell>
          <table:table-cell table:number-columns-repeated="12"/>
        </table:table-row>
        <table:table-row table:style-name="ro1" table:number-rows-repeated="10484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decrescent" table:style-name="ta1">
        <table:shapes>
          <draw:frame draw:z-index="0" draw:style-name="gr1" draw:text-style-name="P1" svg:width="17.824cm" svg:height="9.987cm" svg:x="31.696cm" svg:y="7.339cm">
            <draw:object draw:notify-on-update-of-ranges="decrescent.R3:decrescent.R12 decrescent.S3:decrescent.S12 decrescent.U3:decrescent.U12 decrescent.U3:decrescent.U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3"/>
          <table:table-cell table:style-name="ce13" office:value-type="string" calcext:value-type="string" table:number-columns-spanned="3" table:number-rows-spanned="1">
            <text:p>Tempo em Milissegundos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2:.J11])" office:value-type="float" office:value="114.666666666667" calcext:value-type="float">
            <text:p>114,667</text:p>
          </table:table-cell>
          <table:table-cell table:style-name="ce6" table:formula="of:=STDEV([.J2:.J11])" office:value-type="float" office:value="1" calcext:value-type="float">
            <text:p>1,000</text:p>
          </table:table-cell>
          <table:table-cell table:style-name="ce6" table:formula="of:=[.N2]/SQRT(10)" office:value-type="float" office:value="0.316227766016838" calcext:value-type="float">
            <text:p>0,316</text:p>
          </table:table-cell>
          <table:table-cell table:number-columns-repeated="2"/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Erro Padrã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table:style-name="ce18" office:value-type="float" office:value="1" calcext:value-type="float">
            <text:p>1</text:p>
          </table:table-cell>
          <table:table-cell table:style-name="ce11" table:formula="of:= [.E1]" office:value-type="string" office:string-value="mergesortTopDown" calcext:value-type="string">
            <text:p>mergesortTopDown</text:p>
          </table:table-cell>
          <table:table-cell table:style-name="ce11" office:value-type="string" calcext:value-type="string">
            <text:p>M Td</text:p>
          </table:table-cell>
          <table:table-cell table:style-name="ce24" table:formula="of:= [.M2]" office:value-type="float" office:value="114.666666666667" calcext:value-type="float">
            <text:p>114,667</text:p>
          </table:table-cell>
          <table:table-cell table:style-name="ce24" table:formula="of:= [.N2]" office:value-type="float" office:value="1" calcext:value-type="float">
            <text:p>1,000</text:p>
          </table:table-cell>
          <table:table-cell table:style-name="ce24" table:formula="of:= [.O2]" office:value-type="float" office:value="0.316227766016838" calcext:value-type="float">
            <text:p>0,316</text:p>
          </table:table-cell>
          <table:table-cell table:style-name="ce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6" calcext:value-type="float">
            <text:p>116</text:p>
          </table:table-cell>
          <table:table-cell table:number-columns-repeated="5"/>
          <table:table-cell table:style-name="ce18" office:value-type="float" office:value="2" calcext:value-type="float">
            <text:p>2</text:p>
          </table:table-cell>
          <table:table-cell table:style-name="ce12" table:formula="of:= [.E12]" office:value-type="string" office:string-value="mergesortBottomUp" calcext:value-type="string">
            <text:p>mergesortBottomUp</text:p>
          </table:table-cell>
          <table:table-cell table:style-name="ce12" office:value-type="string" calcext:value-type="string">
            <text:p>M Bu</text:p>
          </table:table-cell>
          <table:table-cell table:style-name="ce25" table:formula="of:= [.M13]" office:value-type="float" office:value="94.6" calcext:value-type="float">
            <text:p>94,600</text:p>
          </table:table-cell>
          <table:table-cell table:style-name="ce25" table:formula="of:= [.N13]" office:value-type="float" office:value="0.843274042711568" calcext:value-type="float">
            <text:p>0,843</text:p>
          </table:table-cell>
          <table:table-cell table:style-name="ce25" table:formula="of:= [.O13]" office:value-type="float" office:value="0.266666666666667" calcext:value-type="float">
            <text:p>0,2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table:style-name="ce7" office:value-type="string" calcext:value-type="string">
            <text:p>Erro Padrão</text:p>
          </table:table-cell>
          <table:table-cell table:style-name="ce8" office:value-type="string" calcext:value-type="string">
            <text:p>DP/n^1/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1" table:formula="of:= [.E23]" office:value-type="string" office:string-value="mergesortTopDownInsertionSort_X_10" calcext:value-type="string">
            <text:p>mergesortTopDownInsertionSort_X_10</text:p>
          </table:table-cell>
          <table:table-cell table:style-name="ce11" office:value-type="string" calcext:value-type="string">
            <text:p>M Td e I x &lt; 10</text:p>
          </table:table-cell>
          <table:table-cell table:style-name="ce24" table:formula="of:= [.M24]" office:value-type="float" office:value="97.9" calcext:value-type="float">
            <text:p>97,900</text:p>
          </table:table-cell>
          <table:table-cell table:style-name="ce24" table:formula="of:= [.N24]" office:value-type="float" office:value="1.19721899973786" calcext:value-type="float">
            <text:p>1,197</text:p>
          </table:table-cell>
          <table:table-cell table:style-name="ce24" table:formula="of:= [.O24]" office:value-type="float" office:value="0.378593889720018" calcext:value-type="float">
            <text:p>0,37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style-name="ce18" office:value-type="float" office:value="4" calcext:value-type="float">
            <text:p>4</text:p>
          </table:table-cell>
          <table:table-cell table:style-name="ce12" table:formula="of:= [.E34]" office:value-type="string" office:string-value="mergesortTopDownInsertionSort_X_20" calcext:value-type="string">
            <text:p>mergesortTopDownInsertionSort_X_20</text:p>
          </table:table-cell>
          <table:table-cell table:style-name="ce12" office:value-type="string" calcext:value-type="string">
            <text:p>M Td e I x &lt; 20</text:p>
          </table:table-cell>
          <table:table-cell table:style-name="ce25" table:formula="of:= [.M35]" office:value-type="float" office:value="92.8" calcext:value-type="float">
            <text:p>92,800</text:p>
          </table:table-cell>
          <table:table-cell table:style-name="ce25" table:formula="of:= [.N35]" office:value-type="float" office:value="1.03279555898864" calcext:value-type="float">
            <text:p>1,033</text:p>
          </table:table-cell>
          <table:table-cell table:style-name="ce25" table:formula="of:= [.O35]" office:value-type="float" office:value="0.32659863237109" calcext:value-type="float">
            <text:p>0,3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style-name="ce18" office:value-type="float" office:value="5" calcext:value-type="float">
            <text:p>5</text:p>
          </table:table-cell>
          <table:table-cell table:style-name="ce11" table:formula="of:= [.E45]" office:value-type="string" office:string-value="mergesortTopDownInsertionSort_X_40" calcext:value-type="string">
            <text:p>mergesortTopDownInsertionSort_X_40</text:p>
          </table:table-cell>
          <table:table-cell table:style-name="ce11" office:value-type="string" calcext:value-type="string">
            <text:p>M Td e I x &lt; 40</text:p>
          </table:table-cell>
          <table:table-cell table:style-name="ce24" table:formula="of:= [.M46]" office:value-type="float" office:value="101.1" calcext:value-type="float">
            <text:p>101,100</text:p>
          </table:table-cell>
          <table:table-cell table:style-name="ce24" table:formula="of:= [.N46]" office:value-type="float" office:value="1.19721899973786" calcext:value-type="float">
            <text:p>1,197</text:p>
          </table:table-cell>
          <table:table-cell table:style-name="ce24" table:formula="of:= [.O46]" office:value-type="float" office:value="0.378593889720018" calcext:value-type="float">
            <text:p>0,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style-name="ce18" office:value-type="float" office:value="6" calcext:value-type="float">
            <text:p>6</text:p>
          </table:table-cell>
          <table:table-cell table:style-name="ce12" table:formula="of:= [.E56]" office:value-type="string" office:string-value="mergesortTopDownInsertionSort_X_80" calcext:value-type="string">
            <text:p>mergesortTopDownInsertionSort_X_80</text:p>
          </table:table-cell>
          <table:table-cell table:style-name="ce12" office:value-type="string" calcext:value-type="string">
            <text:p>M Td e I x &lt; 80</text:p>
          </table:table-cell>
          <table:table-cell table:style-name="ce25" table:formula="of:= [.M57]" office:value-type="float" office:value="127.1" calcext:value-type="float">
            <text:p>127,100</text:p>
          </table:table-cell>
          <table:table-cell table:style-name="ce25" table:formula="of:= [.N57]" office:value-type="float" office:value="1.44913767461894" calcext:value-type="float">
            <text:p>1,449</text:p>
          </table:table-cell>
          <table:table-cell table:style-name="ce25" table:formula="of:= [.O57]" office:value-type="float" office:value="0.458257569495584" calcext:value-type="float">
            <text:p>0,4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style-name="ce18" office:value-type="float" office:value="7" calcext:value-type="float">
            <text:p>7</text:p>
          </table:table-cell>
          <table:table-cell table:style-name="ce11" table:formula="of:= [.E67]" office:value-type="string" office:string-value="mergesortTopDownInsertionSort_X_160" calcext:value-type="string">
            <text:p>mergesortTopDownInsertionSort_X_160</text:p>
          </table:table-cell>
          <table:table-cell table:style-name="ce11" office:value-type="string" calcext:value-type="string">
            <text:p>M Td e I x &lt; 160</text:p>
          </table:table-cell>
          <table:table-cell table:style-name="ce24" table:formula="of:= [.M68]" office:value-type="float" office:value="186.5" calcext:value-type="float">
            <text:p>186,500</text:p>
          </table:table-cell>
          <table:table-cell table:style-name="ce24" table:formula="of:= [.N68]" office:value-type="float" office:value="1.95789002074512" calcext:value-type="float">
            <text:p>1,958</text:p>
          </table:table-cell>
          <table:table-cell table:style-name="ce24" table:formula="of:= [.O68]" office:value-type="float" office:value="0.61913918736689" calcext:value-type="float">
            <text:p>0,6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table:style-name="ce18" office:value-type="float" office:value="8" calcext:value-type="float">
            <text:p>8</text:p>
          </table:table-cell>
          <table:table-cell table:style-name="ce12" table:formula="of:= [.E78]" office:value-type="string" office:string-value="mergesortTopDownInsertionSort_X_320" calcext:value-type="string">
            <text:p>mergesortTopDownInsertionSort_X_320</text:p>
          </table:table-cell>
          <table:table-cell table:style-name="ce12" office:value-type="string" calcext:value-type="string">
            <text:p>M Td e I x &lt; 320</text:p>
          </table:table-cell>
          <table:table-cell table:style-name="ce25" table:formula="of:= [.M79]" office:value-type="float" office:value="312.4" calcext:value-type="float">
            <text:p>312,400</text:p>
          </table:table-cell>
          <table:table-cell table:style-name="ce25" table:formula="of:= [.N79]" office:value-type="float" office:value="3.09838667696593" calcext:value-type="float">
            <text:p>3,098</text:p>
          </table:table-cell>
          <table:table-cell table:style-name="ce25" table:formula="of:= [.O79]" office:value-type="float" office:value="0.979795897113271" calcext:value-type="float">
            <text:p>0,980</text:p>
          </table:table-cell>
          <table:table-cell/>
        </table:table-row>
        <table:table-row table:style-name="ro1">
          <table:table-cell table:number-columns-repeated="15"/>
          <table:table-cell table:style-name="ce18" office:value-type="float" office:value="9" calcext:value-type="float">
            <text:p>9</text:p>
          </table:table-cell>
          <table:table-cell table:style-name="ce11" table:formula="of:= [.E89]" office:value-type="string" office:string-value="mergesortTopDownInsertionSort_X_640" calcext:value-type="string">
            <text:p>mergesortTopDownInsertionSort_X_640</text:p>
          </table:table-cell>
          <table:table-cell table:style-name="ce11" office:value-type="string" calcext:value-type="string">
            <text:p>M Td e I x &lt; 640</text:p>
          </table:table-cell>
          <table:table-cell table:style-name="ce24" table:formula="of:= [.M90]" office:value-type="float" office:value="569.7" calcext:value-type="float">
            <text:p>569,700</text:p>
          </table:table-cell>
          <table:table-cell table:style-name="ce24" table:formula="of:= [.N90]" office:value-type="float" office:value="6.12916525039639" calcext:value-type="float">
            <text:p>6,129</text:p>
          </table:table-cell>
          <table:table-cell table:style-name="ce24" table:formula="of:= [.O90]" office:value-type="float" office:value="1.93821223468088" calcext:value-type="float">
            <text:p>1,9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style-name="ce18" office:value-type="float" office:value="10" calcext:value-type="float">
            <text:p>10</text:p>
          </table:table-cell>
          <table:table-cell table:style-name="ce11" table:formula="of:= [.E100]" office:value-type="string" office:string-value="insertionSort" calcext:value-type="string">
            <text:p>insertionSort</text:p>
          </table:table-cell>
          <table:table-cell table:style-name="ce11" office:value-type="string" calcext:value-type="string">
            <text:p>I</text:p>
          </table:table-cell>
          <table:table-cell table:style-name="ce24" table:formula="of:= [.M101]" office:value-type="float" office:value="66834.6" calcext:value-type="float">
            <text:p>66834,600</text:p>
          </table:table-cell>
          <table:table-cell table:style-name="ce24" table:formula="of:=[.N101]" office:value-type="float" office:value="538.729204290575" calcext:value-type="float">
            <text:p>538,729</text:p>
          </table:table-cell>
          <table:table-cell table:style-name="ce24" table:formula="of:=[.O101]" office:value-type="float" office:value="170.361132760837" calcext:value-type="float">
            <text:p>170,36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2:.J21])" office:value-type="float" office:value="94.6" calcext:value-type="float">
            <text:p>94,600</text:p>
          </table:table-cell>
          <table:table-cell table:style-name="ce6" table:formula="of:=STDEV([.J12:.J21])" office:value-type="float" office:value="0.843274042711568" calcext:value-type="float">
            <text:p>0,843</text:p>
          </table:table-cell>
          <table:table-cell table:style-name="ce6" table:formula="of:=[.N13]/SQRT(10)" office:value-type="float" office:value="0.266666666666667" calcext:value-type="float">
            <text:p>0,26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23:.J32])" office:value-type="float" office:value="97.9" calcext:value-type="float">
            <text:p>97,900</text:p>
          </table:table-cell>
          <table:table-cell table:style-name="ce6" table:formula="of:=STDEV([.J23:.J32])" office:value-type="float" office:value="1.19721899973786" calcext:value-type="float">
            <text:p>1,197</text:p>
          </table:table-cell>
          <table:table-cell table:style-name="ce6" table:formula="of:=[.N24]/SQRT(10)" office:value-type="float" office:value="0.378593889720018" calcext:value-type="float">
            <text:p>0,37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34:.J43])" office:value-type="float" office:value="92.8" calcext:value-type="float">
            <text:p>92,800</text:p>
          </table:table-cell>
          <table:table-cell table:style-name="ce6" table:formula="of:=STDEV([.J34:.J43])" office:value-type="float" office:value="1.03279555898864" calcext:value-type="float">
            <text:p>1,033</text:p>
          </table:table-cell>
          <table:table-cell table:style-name="ce6" table:formula="of:=[.N35]/SQRT(10)" office:value-type="float" office:value="0.32659863237109" calcext:value-type="float">
            <text:p>0,32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45:.J54])" office:value-type="float" office:value="101.1" calcext:value-type="float">
            <text:p>101,100</text:p>
          </table:table-cell>
          <table:table-cell table:style-name="ce6" table:formula="of:=STDEV([.J45:.J54])" office:value-type="float" office:value="1.19721899973786" calcext:value-type="float">
            <text:p>1,197</text:p>
          </table:table-cell>
          <table:table-cell table:style-name="ce6" table:formula="of:=[.N46]/SQRT(10)" office:value-type="float" office:value="0.378593889720018" calcext:value-type="float">
            <text:p>0,37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56:.J65])" office:value-type="float" office:value="127.1" calcext:value-type="float">
            <text:p>127,100</text:p>
          </table:table-cell>
          <table:table-cell table:style-name="ce6" table:formula="of:=STDEV([.J56:.J65])" office:value-type="float" office:value="1.44913767461894" calcext:value-type="float">
            <text:p>1,449</text:p>
          </table:table-cell>
          <table:table-cell table:style-name="ce6" table:formula="of:=[.N57]/SQRT(10)" office:value-type="float" office:value="0.458257569495584" calcext:value-type="float">
            <text:p>0,45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67:.J76])" office:value-type="float" office:value="186.5" calcext:value-type="float">
            <text:p>186,500</text:p>
          </table:table-cell>
          <table:table-cell table:style-name="ce6" table:formula="of:=STDEV([.J67:.J76])" office:value-type="float" office:value="1.95789002074512" calcext:value-type="float">
            <text:p>1,958</text:p>
          </table:table-cell>
          <table:table-cell table:style-name="ce6" table:formula="of:=[.N68]/SQRT(10)" office:value-type="float" office:value="0.61913918736689" calcext:value-type="float">
            <text:p>0,61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78:.J87])" office:value-type="float" office:value="312.4" calcext:value-type="float">
            <text:p>312,400</text:p>
          </table:table-cell>
          <table:table-cell table:style-name="ce6" table:formula="of:=STDEV([.J78:.J87])" office:value-type="float" office:value="3.09838667696593" calcext:value-type="float">
            <text:p>3,098</text:p>
          </table:table-cell>
          <table:table-cell table:style-name="ce6" table:formula="of:=[.N79]/SQRT(10)" office:value-type="float" office:value="0.979795897113271" calcext:value-type="float">
            <text:p>0,98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89:.J98])" office:value-type="float" office:value="569.7" calcext:value-type="float">
            <text:p>569,700</text:p>
          </table:table-cell>
          <table:table-cell table:style-name="ce6" table:formula="of:=STDEV([.J89:.J98])" office:value-type="float" office:value="6.12916525039639" calcext:value-type="float">
            <text:p>6,129</text:p>
          </table:table-cell>
          <table:table-cell table:style-name="ce6" table:formula="of:=[.N90]/SQRT(10)" office:value-type="float" office:value="1.93821223468088" calcext:value-type="float">
            <text:p>1,93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6" calcext:value-type="float">
            <text:p>57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6" calcext:value-type="float">
            <text:p>57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7173" calcext:value-type="float">
            <text:p>67173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7692" calcext:value-type="float">
            <text:p>67692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00:.J109])" office:value-type="float" office:value="66834.6" calcext:value-type="float">
            <text:p>66834,600</text:p>
          </table:table-cell>
          <table:table-cell table:style-name="ce6" table:formula="of:=STDEV([.J100:.J109])" office:value-type="float" office:value="538.729204290575" calcext:value-type="float">
            <text:p>538,729</text:p>
          </table:table-cell>
          <table:table-cell table:style-name="ce6" table:formula="of:=[.N101]/SQRT(10)" office:value-type="float" office:value="170.361132760837" calcext:value-type="float">
            <text:p>170,36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7692" calcext:value-type="float">
            <text:p>6769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7086" calcext:value-type="float">
            <text:p>67086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6378" calcext:value-type="float">
            <text:p>66378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6386" calcext:value-type="float">
            <text:p>6638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6612" calcext:value-type="float">
            <text:p>6661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6381" calcext:value-type="float">
            <text:p>6638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6610" calcext:value-type="float">
            <text:p>666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6336" calcext:value-type="float">
            <text:p>66336</text:p>
          </table:table-cell>
          <table:table-cell table:number-columns-repeated="12"/>
        </table:table-row>
        <table:table-row table:style-name="ro1" table:number-rows-repeated="10484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rescent" table:style-name="ta1">
        <table:shapes>
          <draw:frame draw:z-index="0" draw:style-name="gr1" draw:text-style-name="P1" svg:width="17.824cm" svg:height="9.987cm" svg:x="31.696cm" svg:y="7.339cm">
            <draw:object draw:notify-on-update-of-ranges="crescent.R3:crescent.R12 crescent.S3:crescent.S12 crescent.U3:crescent.U12 crescent.U3:crescent.U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3"/>
          <table:table-cell table:style-name="ce13" office:value-type="string" calcext:value-type="string" table:number-columns-spanned="3" table:number-rows-spanned="1">
            <text:p>Tempo em Milissegundos</text:p>
          </table:table-cell>
          <table:covered-table-cell table:number-columns-repeated="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2:.J11])" office:value-type="float" office:value="120" calcext:value-type="float">
            <text:p>120,000</text:p>
          </table:table-cell>
          <table:table-cell table:style-name="ce6" table:formula="of:=STDEV([.J2:.J11])" office:value-type="float" office:value="0" calcext:value-type="float">
            <text:p>0,000</text:p>
          </table:table-cell>
          <table:table-cell table:style-name="ce6" table:formula="of:=[.N2]/SQRT(10)" office:value-type="float" office:value="0" calcext:value-type="float">
            <text:p>0,000</text:p>
          </table:table-cell>
          <table:table-cell table:number-columns-repeated="2"/>
          <table:table-cell table:style-name="ce10" office:value-type="string" calcext:value-type="string">
            <text:p>Algoritmo</text:p>
          </table:table-cell>
          <table:table-cell table:style-name="ce10" office:value-type="string" calcext:value-type="string">
            <text:p>Média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Erro Padrã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18" office:value-type="float" office:value="1" calcext:value-type="float">
            <text:p>1</text:p>
          </table:table-cell>
          <table:table-cell table:style-name="ce11" table:formula="of:= [.E1]" office:value-type="string" office:string-value="mergesortTopDown" calcext:value-type="string">
            <text:p>mergesortTopDown</text:p>
          </table:table-cell>
          <table:table-cell table:style-name="ce11" office:value-type="string" calcext:value-type="string">
            <text:p>M Td</text:p>
          </table:table-cell>
          <table:table-cell table:style-name="ce24" table:formula="of:= [.M2]" office:value-type="float" office:value="120" calcext:value-type="float">
            <text:p>120,000</text:p>
          </table:table-cell>
          <table:table-cell table:style-name="ce24" table:formula="of:= [.N2]" office:value-type="float" office:value="0" calcext:value-type="float">
            <text:p>0,000</text:p>
          </table:table-cell>
          <table:table-cell table:style-name="ce24" table:formula="of:= [.O2]" office:value-type="float" office:value="0" calcext:value-type="float">
            <text:p>0,000</text:p>
          </table:table-cell>
          <table:table-cell table:style-name="ce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18" office:value-type="float" office:value="2" calcext:value-type="float">
            <text:p>2</text:p>
          </table:table-cell>
          <table:table-cell table:style-name="ce12" table:formula="of:= [.E12]" office:value-type="string" office:string-value="mergesortBottomUp" calcext:value-type="string">
            <text:p>mergesortBottomUp</text:p>
          </table:table-cell>
          <table:table-cell table:style-name="ce12" office:value-type="string" calcext:value-type="string">
            <text:p>M Bu</text:p>
          </table:table-cell>
          <table:table-cell table:style-name="ce25" table:formula="of:= [.M13]" office:value-type="float" office:value="92" calcext:value-type="float">
            <text:p>92,000</text:p>
          </table:table-cell>
          <table:table-cell table:style-name="ce25" table:formula="of:= [.N13]" office:value-type="float" office:value="0" calcext:value-type="float">
            <text:p>0,000</text:p>
          </table:table-cell>
          <table:table-cell table:style-name="ce25" table:formula="of:= [.O13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7" office:value-type="string" calcext:value-type="string">
            <text:p>Erro Padrão</text:p>
          </table:table-cell>
          <table:table-cell table:style-name="ce8" office:value-type="string" calcext:value-type="string">
            <text:p>DP/n^1/2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1" table:formula="of:= [.E23]" office:value-type="string" office:string-value="mergesortTopDownInsertionSort_X_10" calcext:value-type="string">
            <text:p>mergesortTopDownInsertionSort_X_10</text:p>
          </table:table-cell>
          <table:table-cell table:style-name="ce11" office:value-type="string" calcext:value-type="string">
            <text:p>M Td e I x &lt; 10</text:p>
          </table:table-cell>
          <table:table-cell table:style-name="ce24" table:formula="of:= [.M24]" office:value-type="float" office:value="83" calcext:value-type="float">
            <text:p>83,000</text:p>
          </table:table-cell>
          <table:table-cell table:style-name="ce24" table:formula="of:= [.N24]" office:value-type="float" office:value="0" calcext:value-type="float">
            <text:p>0,000</text:p>
          </table:table-cell>
          <table:table-cell table:style-name="ce24" table:formula="of:= [.O24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18" office:value-type="float" office:value="4" calcext:value-type="float">
            <text:p>4</text:p>
          </table:table-cell>
          <table:table-cell table:style-name="ce12" table:formula="of:= [.E34]" office:value-type="string" office:string-value="mergesortTopDownInsertionSort_X_20" calcext:value-type="string">
            <text:p>mergesortTopDownInsertionSort_X_20</text:p>
          </table:table-cell>
          <table:table-cell table:style-name="ce12" office:value-type="string" calcext:value-type="string">
            <text:p>M Td e I x &lt; 20</text:p>
          </table:table-cell>
          <table:table-cell table:style-name="ce25" table:formula="of:= [.M35]" office:value-type="float" office:value="73" calcext:value-type="float">
            <text:p>73,000</text:p>
          </table:table-cell>
          <table:table-cell table:style-name="ce25" table:formula="of:= [.N35]" office:value-type="float" office:value="0" calcext:value-type="float">
            <text:p>0,000</text:p>
          </table:table-cell>
          <table:table-cell table:style-name="ce25" table:formula="of:= [.O35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18" office:value-type="float" office:value="5" calcext:value-type="float">
            <text:p>5</text:p>
          </table:table-cell>
          <table:table-cell table:style-name="ce11" table:formula="of:= [.E45]" office:value-type="string" office:string-value="mergesortTopDownInsertionSort_X_40" calcext:value-type="string">
            <text:p>mergesortTopDownInsertionSort_X_40</text:p>
          </table:table-cell>
          <table:table-cell table:style-name="ce11" office:value-type="string" calcext:value-type="string">
            <text:p>M Td e I x &lt; 40</text:p>
          </table:table-cell>
          <table:table-cell table:style-name="ce24" table:formula="of:= [.M46]" office:value-type="float" office:value="65" calcext:value-type="float">
            <text:p>65,000</text:p>
          </table:table-cell>
          <table:table-cell table:style-name="ce24" table:formula="of:= [.N46]" office:value-type="float" office:value="0" calcext:value-type="float">
            <text:p>0,000</text:p>
          </table:table-cell>
          <table:table-cell table:style-name="ce24" table:formula="of:= [.O46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18" office:value-type="float" office:value="6" calcext:value-type="float">
            <text:p>6</text:p>
          </table:table-cell>
          <table:table-cell table:style-name="ce12" table:formula="of:= [.E56]" office:value-type="string" office:string-value="mergesortTopDownInsertionSort_X_80" calcext:value-type="string">
            <text:p>mergesortTopDownInsertionSort_X_80</text:p>
          </table:table-cell>
          <table:table-cell table:style-name="ce12" office:value-type="string" calcext:value-type="string">
            <text:p>M Td e I x &lt; 80</text:p>
          </table:table-cell>
          <table:table-cell table:style-name="ce25" table:formula="of:= [.M57]" office:value-type="float" office:value="57" calcext:value-type="float">
            <text:p>57,000</text:p>
          </table:table-cell>
          <table:table-cell table:style-name="ce25" table:formula="of:= [.N57]" office:value-type="float" office:value="0" calcext:value-type="float">
            <text:p>0,000</text:p>
          </table:table-cell>
          <table:table-cell table:style-name="ce25" table:formula="of:= [.O57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18" office:value-type="float" office:value="7" calcext:value-type="float">
            <text:p>7</text:p>
          </table:table-cell>
          <table:table-cell table:style-name="ce11" table:formula="of:= [.E67]" office:value-type="string" office:string-value="mergesortTopDownInsertionSort_X_160" calcext:value-type="string">
            <text:p>mergesortTopDownInsertionSort_X_160</text:p>
          </table:table-cell>
          <table:table-cell table:style-name="ce11" office:value-type="string" calcext:value-type="string">
            <text:p>M Td e I x &lt; 160</text:p>
          </table:table-cell>
          <table:table-cell table:style-name="ce24" table:formula="of:= [.M68]" office:value-type="float" office:value="51" calcext:value-type="float">
            <text:p>51,000</text:p>
          </table:table-cell>
          <table:table-cell table:style-name="ce24" table:formula="of:= [.N68]" office:value-type="float" office:value="0" calcext:value-type="float">
            <text:p>0,000</text:p>
          </table:table-cell>
          <table:table-cell table:style-name="ce24" table:formula="of:= [.O68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ce18" office:value-type="float" office:value="8" calcext:value-type="float">
            <text:p>8</text:p>
          </table:table-cell>
          <table:table-cell table:style-name="ce12" table:formula="of:= [.E78]" office:value-type="string" office:string-value="mergesortTopDownInsertionSort_X_320" calcext:value-type="string">
            <text:p>mergesortTopDownInsertionSort_X_320</text:p>
          </table:table-cell>
          <table:table-cell table:style-name="ce12" office:value-type="string" calcext:value-type="string">
            <text:p>M Td e I x &lt; 320</text:p>
          </table:table-cell>
          <table:table-cell table:style-name="ce25" table:formula="of:= [.M79]" office:value-type="float" office:value="45" calcext:value-type="float">
            <text:p>45,000</text:p>
          </table:table-cell>
          <table:table-cell table:style-name="ce25" table:formula="of:= [.N79]" office:value-type="float" office:value="0" calcext:value-type="float">
            <text:p>0,000</text:p>
          </table:table-cell>
          <table:table-cell table:style-name="ce25" table:formula="of:= [.O79]" office:value-type="float" office:value="0" calcext:value-type="float">
            <text:p>0,000</text:p>
          </table:table-cell>
          <table:table-cell/>
        </table:table-row>
        <table:table-row table:style-name="ro1">
          <table:table-cell table:number-columns-repeated="15"/>
          <table:table-cell table:style-name="ce18" office:value-type="float" office:value="9" calcext:value-type="float">
            <text:p>9</text:p>
          </table:table-cell>
          <table:table-cell table:style-name="ce11" table:formula="of:= [.E89]" office:value-type="string" office:string-value="mergesortTopDownInsertionSort_X_640" calcext:value-type="string">
            <text:p>mergesortTopDownInsertionSort_X_640</text:p>
          </table:table-cell>
          <table:table-cell table:style-name="ce11" office:value-type="string" calcext:value-type="string">
            <text:p>M Td e I x &lt; 640</text:p>
          </table:table-cell>
          <table:table-cell table:style-name="ce24" table:formula="of:= [.M90]" office:value-type="float" office:value="40" calcext:value-type="float">
            <text:p>40,000</text:p>
          </table:table-cell>
          <table:table-cell table:style-name="ce24" table:formula="of:= [.N90]" office:value-type="float" office:value="0" calcext:value-type="float">
            <text:p>0,000</text:p>
          </table:table-cell>
          <table:table-cell table:style-name="ce24" table:formula="of:= [.O90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style-name="ce18" office:value-type="float" office:value="10" calcext:value-type="float">
            <text:p>10</text:p>
          </table:table-cell>
          <table:table-cell table:style-name="ce11" table:formula="of:= [.E100]" office:value-type="string" office:string-value="insertionSort" calcext:value-type="string">
            <text:p>insertionSort</text:p>
          </table:table-cell>
          <table:table-cell table:style-name="ce11" office:value-type="string" calcext:value-type="string">
            <text:p>I</text:p>
          </table:table-cell>
          <table:table-cell table:style-name="ce24" table:formula="of:= [.M101]" office:value-type="float" office:value="3" calcext:value-type="float">
            <text:p>3,000</text:p>
          </table:table-cell>
          <table:table-cell table:style-name="ce24" table:formula="of:=[.N101]" office:value-type="float" office:value="0" calcext:value-type="float">
            <text:p>0,000</text:p>
          </table:table-cell>
          <table:table-cell table:style-name="ce24" table:formula="of:=[.O101]" office:value-type="float" office:value="0" calcext:value-type="float">
            <text:p>0,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2:.J21])" office:value-type="float" office:value="92" calcext:value-type="float">
            <text:p>92,000</text:p>
          </table:table-cell>
          <table:table-cell table:style-name="ce6" table:formula="of:=STDEV([.J12:.J21])" office:value-type="float" office:value="0" calcext:value-type="float">
            <text:p>0,000</text:p>
          </table:table-cell>
          <table:table-cell table:style-name="ce6" table:formula="of:=[.N13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BottomU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23:.J32])" office:value-type="float" office:value="83" calcext:value-type="float">
            <text:p>83,000</text:p>
          </table:table-cell>
          <table:table-cell table:style-name="ce6" table:formula="of:=STDEV([.J23:.J32])" office:value-type="float" office:value="0" calcext:value-type="float">
            <text:p>0,000</text:p>
          </table:table-cell>
          <table:table-cell table:style-name="ce6" table:formula="of:=[.N24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34:.J43])" office:value-type="float" office:value="73" calcext:value-type="float">
            <text:p>73,000</text:p>
          </table:table-cell>
          <table:table-cell table:style-name="ce6" table:formula="of:=STDEV([.J34:.J43])" office:value-type="float" office:value="0" calcext:value-type="float">
            <text:p>0,000</text:p>
          </table:table-cell>
          <table:table-cell table:style-name="ce6" table:formula="of:=[.N35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45:.J54])" office:value-type="float" office:value="65" calcext:value-type="float">
            <text:p>65,000</text:p>
          </table:table-cell>
          <table:table-cell table:style-name="ce6" table:formula="of:=STDEV([.J45:.J54])" office:value-type="float" office:value="0" calcext:value-type="float">
            <text:p>0,000</text:p>
          </table:table-cell>
          <table:table-cell table:style-name="ce6" table:formula="of:=[.N46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56:.J65])" office:value-type="float" office:value="57" calcext:value-type="float">
            <text:p>57,000</text:p>
          </table:table-cell>
          <table:table-cell table:style-name="ce6" table:formula="of:=STDEV([.J56:.J65])" office:value-type="float" office:value="0" calcext:value-type="float">
            <text:p>0,000</text:p>
          </table:table-cell>
          <table:table-cell table:style-name="ce6" table:formula="of:=[.N57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8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67:.J76])" office:value-type="float" office:value="51" calcext:value-type="float">
            <text:p>51,000</text:p>
          </table:table-cell>
          <table:table-cell table:style-name="ce6" table:formula="of:=STDEV([.J67:.J76])" office:value-type="float" office:value="0" calcext:value-type="float">
            <text:p>0,000</text:p>
          </table:table-cell>
          <table:table-cell table:style-name="ce6" table:formula="of:=[.N68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16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78:.J87])" office:value-type="float" office:value="45" calcext:value-type="float">
            <text:p>45,000</text:p>
          </table:table-cell>
          <table:table-cell table:style-name="ce6" table:formula="of:=STDEV([.J78:.J87])" office:value-type="float" office:value="0" calcext:value-type="float">
            <text:p>0,000</text:p>
          </table:table-cell>
          <table:table-cell table:style-name="ce6" table:formula="of:=[.N79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32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89:.J98])" office:value-type="float" office:value="40" calcext:value-type="float">
            <text:p>40,000</text:p>
          </table:table-cell>
          <table:table-cell table:style-name="ce6" table:formula="of:=STDEV([.J89:.J98])" office:value-type="float" office:value="0" calcext:value-type="float">
            <text:p>0,000</text:p>
          </table:table-cell>
          <table:table-cell table:style-name="ce6" table:formula="of:=[.N90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rgesortTopDownInsertionSort_X_640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5" office:value-type="string" calcext:value-type="string">
            <text:p>Erro Padrã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</text:p>
          </table:table-cell>
          <table:table-cell table:style-name="ce6" table:formula="of:=AVERAGE([.J100:.J109])" office:value-type="float" office:value="3" calcext:value-type="float">
            <text:p>3,000</text:p>
          </table:table-cell>
          <table:table-cell table:style-name="ce6" table:formula="of:=STDEV([.J100:.J109])" office:value-type="float" office:value="0" calcext:value-type="float">
            <text:p>0,000</text:p>
          </table:table-cell>
          <table:table-cell table:style-name="ce6" table:formula="of:=[.N101]/SQRT(10)" office:value-type="float" office:value="0" calcext:value-type="float">
            <text:p>0,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sce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s: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10484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3:18:28.1940191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1T13:25:06.172775114</dc:date>
    <dc:creator>João Batista</dc:creator>
    <meta:editing-duration>PT1H21M57S</meta:editing-duration>
    <meta:editing-cycles>17</meta:editing-cycles>
    <meta:generator>LibreOffice/7.1.1.2$Linux_X86_64 LibreOffice_project/10$Build-2</meta:generator>
    <meta:document-statistic meta:table-count="3" meta:cell-count="341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orcento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decrescent.U3:decrescent.U12" chart:error-lower-range="decrescent.U3:decrescent.U12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70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decrescent.U3:decrescent.U12" chart:error-lower-range="decrescent.U3:decrescent.U12"/>
      <style:graphic-properties draw:stroke="none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decrescent.U3:decrescent.U12" chart:error-lower-range="decrescent.U3:decrescent.U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-color="#7e0021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376092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ffff00"/>
    </style:style>
    <style:style style:name="ch14" style:family="chart">
      <style:chart-properties chart:solid-type="cuboid"/>
      <style:graphic-properties draw:fill-color="#81d41a"/>
    </style:style>
    <style:style style:name="ch15" style:family="chart">
      <style:chart-properties chart:solid-type="cuboid"/>
      <style:graphic-properties draw:fill-color="#28471f"/>
    </style:style>
    <style:style style:name="ch16" style:family="chart">
      <style:chart-properties chart:solid-type="cuboid"/>
      <style:graphic-properties draw:fill-color="#f10d0c"/>
    </style:style>
    <style:style style:name="ch17" style:family="chart">
      <style:chart-properties chart:solid-type="cuboid"/>
      <style:graphic-properties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25cm" svg:height="9.988cm" xlink:href=".." xlink:type="simple" chart:class="chart:bar" chart:style-name="ch1">
        <chart:plot-area chart:style-name="ch2" table:cell-range-address="decrescent.R3:decrescent.S12" chart:data-source-has-labels="column" svg:x="1.367cm" svg:y="0.199cm" svg:width="16.102cm" svg:height="9.59cm">
          <chart:coordinate-region svg:x="2.544cm" svg:y="0.199cm" svg:width="14.925cm" svg:height="7.047cm"/>
          <chart:axis chart:dimension="x" chart:name="primary-x" chart:style-name="ch3" chartooo:axis-type="auto">
            <chartooo:date-scale/>
            <chart:categories table:cell-range-address="decrescent.R3:decrescent.R12"/>
          </chart:axis>
          <chart:axis chart:dimension="y" chart:name="primary-y" chart:style-name="ch4">
            <chart:title svg:x="0.615cm" svg:y="6.016cm" chart:style-name="ch5">
              <text:p>Tempo em milissegundo</text:p>
            </chart:title>
            <chart:grid chart:style-name="ch6" chart:class="major"/>
          </chart:axis>
          <chart:series chart:style-name="ch7" chart:values-cell-range-address="decrescent.S3:decrescent.S12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S</text:p>
              </table:table-cell>
              <table:table-cell office:value-type="string">
                <text:p>Coluna U</text:p>
              </table:table-cell>
              <table:table-cell office:value-type="string">
                <text:p>Coluna U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decrescent.R3:decrescent.R12</svg:desc>
                </draw:g>
              </table:table-cell>
              <table:table-cell office:value-type="float" office:value="114.666666666667">
                <text:p>114.666666666667</text:p>
                <draw:g>
                  <svg:desc>decrescent.S3:decrescent.S12</svg:desc>
                </draw:g>
              </table:table-cell>
              <table:table-cell office:value-type="float" office:value="0.316227766016838">
                <text:p>0.316227766016838</text:p>
                <draw:g>
                  <svg:desc>decrescent.U3:decrescent.U12</svg:desc>
                </draw:g>
              </table:table-cell>
              <table:table-cell office:value-type="float" office:value="0.316227766016838">
                <text:p>0.316227766016838</text:p>
                <draw:g>
                  <svg:desc>decrescent.U3:decrescent.U12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94.6">
                <text:p>94.6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97.9">
                <text:p>97.9</text:p>
              </table:table-cell>
              <table:table-cell office:value-type="float" office:value="0.378593889720018">
                <text:p>0.378593889720018</text:p>
              </table:table-cell>
              <table:table-cell office:value-type="float" office:value="0.378593889720018">
                <text:p>0.378593889720018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92.8">
                <text:p>92.8</text:p>
              </table:table-cell>
              <table:table-cell office:value-type="float" office:value="0.32659863237109">
                <text:p>0.32659863237109</text:p>
              </table:table-cell>
              <table:table-cell office:value-type="float" office:value="0.32659863237109">
                <text:p>0.32659863237109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01.1">
                <text:p>101.1</text:p>
              </table:table-cell>
              <table:table-cell office:value-type="float" office:value="0.378593889720018">
                <text:p>0.378593889720018</text:p>
              </table:table-cell>
              <table:table-cell office:value-type="float" office:value="0.378593889720018">
                <text:p>0.378593889720018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127.1">
                <text:p>127.1</text:p>
              </table:table-cell>
              <table:table-cell office:value-type="float" office:value="0.458257569495584">
                <text:p>0.458257569495584</text:p>
              </table:table-cell>
              <table:table-cell office:value-type="float" office:value="0.458257569495584">
                <text:p>0.458257569495584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186.5">
                <text:p>186.5</text:p>
              </table:table-cell>
              <table:table-cell office:value-type="float" office:value="0.61913918736689">
                <text:p>0.61913918736689</text:p>
              </table:table-cell>
              <table:table-cell office:value-type="float" office:value="0.61913918736689">
                <text:p>0.61913918736689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312.4">
                <text:p>312.4</text:p>
              </table:table-cell>
              <table:table-cell office:value-type="float" office:value="0.979795897113271">
                <text:p>0.979795897113271</text:p>
              </table:table-cell>
              <table:table-cell office:value-type="float" office:value="0.979795897113271">
                <text:p>0.979795897113271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569.7">
                <text:p>569.7</text:p>
              </table:table-cell>
              <table:table-cell office:value-type="float" office:value="1.93821223468088">
                <text:p>1.93821223468088</text:p>
              </table:table-cell>
              <table:table-cell office:value-type="float" office:value="1.93821223468088">
                <text:p>1.9382122346808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66834.6">
                <text:p>66834.6</text:p>
              </table:table-cell>
              <table:table-cell office:value-type="float" office:value="170.361132760837">
                <text:p>170.361132760837</text:p>
              </table:table-cell>
              <table:table-cell office:value-type="float" office:value="170.361132760837">
                <text:p>170.361132760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2a6099" draw:end-color="#ffd7d7" draw:start-intensity="100%" draw:end-intensity="100%" draw:angle="30deg" draw:border="0%"/>
    <draw:gradient draw:name="ChartGradient_20_10" draw:display-name="ChartGradient 10" draw:style="linear" draw:start-color="#dde8cb" draw:end-color="#ff0000" draw:start-intensity="100%" draw:end-intensity="100%" draw:angle="23deg" draw:border="0%"/>
    <draw:gradient draw:name="ChartGradient_20_11" draw:display-name="ChartGradient 11" draw:style="linear" draw:start-color="#dde8cb" draw:end-color="#ff0000" draw:start-intensity="100%" draw:end-intensity="100%" draw:angle="22deg" draw:border="0%"/>
    <draw:gradient draw:name="ChartGradient_20_2" draw:display-name="ChartGradient 2" draw:style="linear" draw:start-color="#eeeeee" draw:end-color="#ffd7d7" draw:start-intensity="100%" draw:end-intensity="100%" draw:angle="30deg" draw:border="0%"/>
    <draw:gradient draw:name="ChartGradient_20_3" draw:display-name="ChartGradient 3" draw:style="linear" draw:start-color="#dde8cb" draw:end-color="#ff0000" draw:start-intensity="100%" draw:end-intensity="100%" draw:angle="30deg" draw:border="0%"/>
    <draw:gradient draw:name="ChartGradient_20_4" draw:display-name="ChartGradient 4" draw:style="linear" draw:start-color="#dde8cb" draw:end-color="#ff0000" draw:start-intensity="100%" draw:end-intensity="100%" draw:angle="29deg" draw:border="0%"/>
    <draw:gradient draw:name="ChartGradient_20_5" draw:display-name="ChartGradient 5" draw:style="linear" draw:start-color="#dde8cb" draw:end-color="#ff0000" draw:start-intensity="100%" draw:end-intensity="100%" draw:angle="28deg" draw:border="0%"/>
    <draw:gradient draw:name="ChartGradient_20_6" draw:display-name="ChartGradient 6" draw:style="linear" draw:start-color="#dde8cb" draw:end-color="#ff0000" draw:start-intensity="100%" draw:end-intensity="100%" draw:angle="27deg" draw:border="0%"/>
    <draw:gradient draw:name="ChartGradient_20_7" draw:display-name="ChartGradient 7" draw:style="linear" draw:start-color="#dde8cb" draw:end-color="#ff0000" draw:start-intensity="100%" draw:end-intensity="100%" draw:angle="26deg" draw:border="0%"/>
    <draw:gradient draw:name="ChartGradient_20_8" draw:display-name="ChartGradient 8" draw:style="linear" draw:start-color="#dde8cb" draw:end-color="#ff0000" draw:start-intensity="100%" draw:end-intensity="100%" draw:angle="25deg" draw:border="0%"/>
    <draw:gradient draw:name="ChartGradient_20_9" draw:display-name="ChartGradient 9" draw:style="linear" draw:start-color="#dde8cb" draw:end-color="#ff0000" draw:start-intensity="100%" draw:end-intensity="100%" draw:angle="24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orcento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crescent.U3:crescent.U12" chart:error-lower-range="crescent.U3:crescent.U12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crescent.U3:crescent.U12" chart:error-lower-range="crescent.U3:crescent.U12"/>
      <style:graphic-properties draw:stroke="none" draw:fill="gradient" draw:fill-color="#004586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crescent.U3:crescent.U12" chart:error-lower-range="crescent.U3:crescent.U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="solid" draw:fill-color="#7e0021"/>
    </style:style>
    <style:style style:name="ch10" style:family="chart">
      <style:chart-properties chart:solid-type="cuboid"/>
      <style:graphic-properties draw:fill="solid"/>
    </style:style>
    <style:style style:name="ch11" style:family="chart">
      <style:chart-properties chart:solid-type="cuboid"/>
      <style:graphic-properties draw:fill="solid" draw:fill-color="#00a933"/>
    </style:style>
    <style:style style:name="ch12" style:family="chart">
      <style:chart-properties chart:solid-type="cuboid"/>
      <style:graphic-properties draw:fill="solid" draw:fill-color="#ff420e"/>
    </style:style>
    <style:style style:name="ch13" style:family="chart">
      <style:chart-properties chart:solid-type="cuboid"/>
      <style:graphic-properties draw:fill="solid" draw:fill-color="#ffff00"/>
    </style:style>
    <style:style style:name="ch14" style:family="chart">
      <style:chart-properties chart:solid-type="cuboid"/>
      <style:graphic-properties draw:fill="solid" draw:fill-color="#ffbf00" draw:fill-gradient-name="Pastel_20_Bouquet"/>
    </style:style>
    <style:style style:name="ch15" style:family="chart">
      <style:chart-properties chart:solid-type="cuboid"/>
      <style:graphic-properties draw:fill="solid" draw:fill-color="#28471f"/>
    </style:style>
    <style:style style:name="ch16" style:family="chart">
      <style:chart-properties chart:solid-type="cuboid"/>
      <style:graphic-properties draw:fill="solid" draw:fill-color="#f10d0c"/>
    </style:style>
    <style:style style:name="ch17" style:family="chart">
      <style:chart-properties chart:solid-type="cuboid"/>
      <style:graphic-properties draw:fill="solid" draw:fill-color="#8d1d75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chart-properties chart:solid-type="cuboid"/>
      <style:graphic-properties draw:fill="solid"/>
    </style:style>
    <style:style style:name="ch19" style:family="chart">
      <style:graphic-properties draw:stroke="solid" svg:stroke-color="#b3b3b3" draw:fill="solid" draw:fill-color="#eeeeee" draw:fill-gradient-name="Pastel_20_Bouquet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825cm" svg:height="9.988cm" xlink:href=".." xlink:type="simple" chart:class="chart:bar" chart:style-name="ch1">
        <chart:plot-area chart:style-name="ch2" table:cell-range-address="crescent.R3:crescent.S12" chart:data-source-has-labels="column" svg:x="1.367cm" svg:y="0.199cm" svg:width="16.102cm" svg:height="9.59cm">
          <chart:coordinate-region svg:x="2.174cm" svg:y="0.199cm" svg:width="15.295cm" svg:height="7.047cm"/>
          <chart:axis chart:dimension="x" chart:name="primary-x" chart:style-name="ch3" chartooo:axis-type="auto">
            <chartooo:date-scale/>
            <chart:categories table:cell-range-address="crescent.R3:crescent.R12"/>
          </chart:axis>
          <chart:axis chart:dimension="y" chart:name="primary-y" chart:style-name="ch4">
            <chart:title svg:x="0.615cm" svg:y="6.016cm" chart:style-name="ch5">
              <text:p>Tempo em milissegundo</text:p>
            </chart:title>
            <chart:grid chart:style-name="ch6" chart:class="major"/>
          </chart:axis>
          <chart:series chart:style-name="ch7" chart:values-cell-range-address="crescent.S3:crescent.S12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S</text:p>
              </table:table-cell>
              <table:table-cell office:value-type="string">
                <text:p>Coluna U</text:p>
              </table:table-cell>
              <table:table-cell office:value-type="string">
                <text:p>Coluna U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crescent.R3:crescent.R12</svg:desc>
                </draw:g>
              </table:table-cell>
              <table:table-cell office:value-type="float" office:value="120">
                <text:p>120</text:p>
                <draw:g>
                  <svg:desc>crescent.S3:crescent.S12</svg:desc>
                </draw:g>
              </table:table-cell>
              <table:table-cell office:value-type="float" office:value="0">
                <text:p>0</text:p>
                <draw:g>
                  <svg:desc>crescent.U3:crescent.U12</svg:desc>
                </draw:g>
              </table:table-cell>
              <table:table-cell office:value-type="float" office:value="0">
                <text:p>0</text:p>
                <draw:g>
                  <svg:desc>crescent.U3:crescent.U12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2a6099" draw:end-color="#ffd7d7" draw:start-intensity="100%" draw:end-intensity="100%" draw:angle="30deg" draw:border="0%"/>
    <draw:gradient draw:name="ChartGradient_20_10" draw:display-name="ChartGradient 10" draw:style="linear" draw:start-color="#dde8cb" draw:end-color="#ff0000" draw:start-intensity="100%" draw:end-intensity="100%" draw:angle="23deg" draw:border="0%"/>
    <draw:gradient draw:name="ChartGradient_20_11" draw:display-name="ChartGradient 11" draw:style="linear" draw:start-color="#dde8cb" draw:end-color="#ff0000" draw:start-intensity="100%" draw:end-intensity="100%" draw:angle="22deg" draw:border="0%"/>
    <draw:gradient draw:name="ChartGradient_20_2" draw:display-name="ChartGradient 2" draw:style="linear" draw:start-color="#eeeeee" draw:end-color="#ffd7d7" draw:start-intensity="100%" draw:end-intensity="100%" draw:angle="30deg" draw:border="0%"/>
    <draw:gradient draw:name="ChartGradient_20_3" draw:display-name="ChartGradient 3" draw:style="linear" draw:start-color="#dde8cb" draw:end-color="#ff0000" draw:start-intensity="100%" draw:end-intensity="100%" draw:angle="30deg" draw:border="0%"/>
    <draw:gradient draw:name="ChartGradient_20_4" draw:display-name="ChartGradient 4" draw:style="linear" draw:start-color="#dde8cb" draw:end-color="#ff0000" draw:start-intensity="100%" draw:end-intensity="100%" draw:angle="29deg" draw:border="0%"/>
    <draw:gradient draw:name="ChartGradient_20_5" draw:display-name="ChartGradient 5" draw:style="linear" draw:start-color="#dde8cb" draw:end-color="#ff0000" draw:start-intensity="100%" draw:end-intensity="100%" draw:angle="28deg" draw:border="0%"/>
    <draw:gradient draw:name="ChartGradient_20_6" draw:display-name="ChartGradient 6" draw:style="linear" draw:start-color="#dde8cb" draw:end-color="#ff0000" draw:start-intensity="100%" draw:end-intensity="100%" draw:angle="27deg" draw:border="0%"/>
    <draw:gradient draw:name="ChartGradient_20_7" draw:display-name="ChartGradient 7" draw:style="linear" draw:start-color="#dde8cb" draw:end-color="#ff0000" draw:start-intensity="100%" draw:end-intensity="100%" draw:angle="26deg" draw:border="0%"/>
    <draw:gradient draw:name="ChartGradient_20_8" draw:display-name="ChartGradient 8" draw:style="linear" draw:start-color="#dde8cb" draw:end-color="#ff0000" draw:start-intensity="100%" draw:end-intensity="100%" draw:angle="25deg" draw:border="0%"/>
    <draw:gradient draw:name="ChartGradient_20_9" draw:display-name="ChartGradient 9" draw:style="linear" draw:start-color="#dde8cb" draw:end-color="#ff0000" draw:start-intensity="100%" draw:end-intensity="100%" draw:angle="24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orcento"/>
    </style:style>
    <style:style style:name="ch2" style:family="chart">
      <style:chart-properties chart:include-hidden-cells="false" chart:auto-position="true" chart:auto-size="true" chart:treat-empty-cells="leave-gap" chart:right-angled-axes="true" chart:error-category="cell-range" chart:error-upper-range="random.U3:random.U12" chart:error-lower-range="random.U3:random.U12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50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random.U3:random.U12" chart:error-lower-range="random.U3:random.U12"/>
      <style:graphic-properties draw:stroke="none" draw:fill-gradient-name="Buquê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on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astel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random.U3:random.U12" chart:error-lower-range="random.U3:random.U12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  <style:graphic-properties draw:fill-color="#7e0021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376092"/>
    </style:style>
    <style:style style:name="ch12" style:family="chart">
      <style:chart-properties chart:solid-type="cuboid"/>
      <style:graphic-properties draw:fill-color="#ff420e"/>
    </style:style>
    <style:style style:name="ch13" style:family="chart">
      <style:chart-properties chart:solid-type="cuboid"/>
      <style:graphic-properties draw:fill-color="#ffff00"/>
    </style:style>
    <style:style style:name="ch14" style:family="chart">
      <style:chart-properties chart:solid-type="cuboid"/>
      <style:graphic-properties draw:fill-color="#81d41a"/>
    </style:style>
    <style:style style:name="ch15" style:family="chart">
      <style:chart-properties chart:solid-type="cuboid"/>
      <style:graphic-properties draw:fill-color="#28471f"/>
    </style:style>
    <style:style style:name="ch16" style:family="chart">
      <style:chart-properties chart:solid-type="cuboid"/>
      <style:graphic-properties draw:fill-color="#f10d0c"/>
    </style:style>
    <style:style style:name="ch17" style:family="chart">
      <style:chart-properties chart:solid-type="cuboid"/>
      <style:graphic-properties draw:fill-color="#808080" draw:fill-gradient-name="Pastel_20_Bouquet" draw:fill-hatch-name="Pret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us" draw:fill-image-name="Branc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ntado"/>
    </style:style>
    <style:style style:name="ch18" style:family="chart">
      <style:graphic-properties draw:stroke="solid" svg:stroke-color="#b3b3b3" draw:fill="solid" draw:fill-color="#eeeeee" draw:fill-gradient-name="Pastel_20_Bouquet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825cm" svg:height="9.988cm" xlink:href=".." xlink:type="simple" chart:class="chart:bar" chart:style-name="ch1">
        <chart:plot-area chart:style-name="ch2" table:cell-range-address="random.R3:random.S12" chart:data-source-has-labels="column" svg:x="1.367cm" svg:y="0.199cm" svg:width="16.102cm" svg:height="9.59cm">
          <chart:coordinate-region svg:x="2.544cm" svg:y="0.199cm" svg:width="14.925cm" svg:height="7.047cm"/>
          <chart:axis chart:dimension="x" chart:name="primary-x" chart:style-name="ch3" chartooo:axis-type="auto">
            <chartooo:date-scale/>
            <chart:categories table:cell-range-address="random.R3:random.R12"/>
          </chart:axis>
          <chart:axis chart:dimension="y" chart:name="primary-y" chart:style-name="ch4">
            <chart:title svg:x="0.615cm" svg:y="6.016cm" chart:style-name="ch5">
              <text:p>Tempo em milissegundo</text:p>
            </chart:title>
            <chart:grid chart:style-name="ch6" chart:class="major"/>
          </chart:axis>
          <chart:series chart:style-name="ch7" chart:values-cell-range-address="random.S3:random.S12" chart:class="chart:bar">
            <chart:error-indicator chart:style-name="ch8" chart:dimension="y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S</text:p>
              </table:table-cell>
              <table:table-cell office:value-type="string">
                <text:p>Coluna U</text:p>
              </table:table-cell>
              <table:table-cell office:value-type="string">
                <text:p>Coluna U</text:p>
              </table:table-cell>
            </table:table-row>
          </table:table-header-rows>
          <table:table-rows>
            <table:table-row>
              <table:table-cell office:value-type="string">
                <text:p>M Td</text:p>
                <draw:g>
                  <svg:desc>random.R3:random.R12</svg:desc>
                </draw:g>
              </table:table-cell>
              <table:table-cell office:value-type="float" office:value="161.333333333333">
                <text:p>161.333333333333</text:p>
                <draw:g>
                  <svg:desc>random.S3:random.S12</svg:desc>
                </draw:g>
              </table:table-cell>
              <table:table-cell office:value-type="float" office:value="0.418330013267038">
                <text:p>0.418330013267038</text:p>
                <draw:g>
                  <svg:desc>random.U3:random.U12</svg:desc>
                </draw:g>
              </table:table-cell>
              <table:table-cell office:value-type="float" office:value="0.418330013267038">
                <text:p>0.418330013267038</text:p>
                <draw:g>
                  <svg:desc>random.U3:random.U12</svg:desc>
                </draw:g>
              </table:table-cell>
            </table:table-row>
            <table:table-row>
              <table:table-cell office:value-type="string">
                <text:p>M Bu</text:p>
              </table:table-cell>
              <table:table-cell office:value-type="float" office:value="137.3">
                <text:p>137.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M Td e I x &lt; 10</text:p>
              </table:table-cell>
              <table:table-cell office:value-type="float" office:value="133.3">
                <text:p>133.3</text:p>
              </table:table-cell>
              <table:table-cell office:value-type="float" office:value="0.395811402901264">
                <text:p>0.395811402901264</text:p>
              </table:table-cell>
              <table:table-cell office:value-type="float" office:value="0.395811402901264">
                <text:p>0.395811402901264</text:p>
              </table:table-cell>
            </table:table-row>
            <table:table-row>
              <table:table-cell office:value-type="string">
                <text:p>M Td e I x &lt; 20</text:p>
              </table:table-cell>
              <table:table-cell office:value-type="float" office:value="122.4">
                <text:p>122.4</text:p>
              </table:table-cell>
              <table:table-cell office:value-type="float" office:value="0.305505046330389">
                <text:p>0.305505046330389</text:p>
              </table:table-cell>
              <table:table-cell office:value-type="float" office:value="0.305505046330389">
                <text:p>0.305505046330389</text:p>
              </table:table-cell>
            </table:table-row>
            <table:table-row>
              <table:table-cell office:value-type="string">
                <text:p>M Td e I x &lt; 40</text:p>
              </table:table-cell>
              <table:table-cell office:value-type="float" office:value="119.6">
                <text:p>119.6</text:p>
              </table:table-cell>
              <table:table-cell office:value-type="float" office:value="0.371184290855335">
                <text:p>0.371184290855335</text:p>
              </table:table-cell>
              <table:table-cell office:value-type="float" office:value="0.371184290855335">
                <text:p>0.371184290855335</text:p>
              </table:table-cell>
            </table:table-row>
            <table:table-row>
              <table:table-cell office:value-type="string">
                <text:p>M Td e I x &lt; 80</text:p>
              </table:table-cell>
              <table:table-cell office:value-type="float" office:value="126.4">
                <text:p>126.4</text:p>
              </table:table-cell>
              <table:table-cell office:value-type="float" office:value="0.305505046330389">
                <text:p>0.305505046330389</text:p>
              </table:table-cell>
              <table:table-cell office:value-type="float" office:value="0.305505046330389">
                <text:p>0.305505046330389</text:p>
              </table:table-cell>
            </table:table-row>
            <table:table-row>
              <table:table-cell office:value-type="string">
                <text:p>M Td e I x &lt; 160</text:p>
              </table:table-cell>
              <table:table-cell office:value-type="float" office:value="150.2">
                <text:p>150.2</text:p>
              </table:table-cell>
              <table:table-cell office:value-type="float" office:value="0.416333199893227">
                <text:p>0.416333199893227</text:p>
              </table:table-cell>
              <table:table-cell office:value-type="float" office:value="0.416333199893227">
                <text:p>0.416333199893227</text:p>
              </table:table-cell>
            </table:table-row>
            <table:table-row>
              <table:table-cell office:value-type="string">
                <text:p>M Td e I x &lt; 320</text:p>
              </table:table-cell>
              <table:table-cell office:value-type="float" office:value="208">
                <text:p>208</text:p>
              </table:table-cell>
              <table:table-cell office:value-type="float" office:value="0.596284793999944">
                <text:p>0.596284793999944</text:p>
              </table:table-cell>
              <table:table-cell office:value-type="float" office:value="0.596284793999944">
                <text:p>0.596284793999944</text:p>
              </table:table-cell>
            </table:table-row>
            <table:table-row>
              <table:table-cell office:value-type="string">
                <text:p>M Td e I x &lt; 640</text:p>
              </table:table-cell>
              <table:table-cell office:value-type="float" office:value="331.8">
                <text:p>331.8</text:p>
              </table:table-cell>
              <table:table-cell office:value-type="float" office:value="1.05198225587063">
                <text:p>1.05198225587063</text:p>
              </table:table-cell>
              <table:table-cell office:value-type="float" office:value="1.05198225587063">
                <text:p>1.0519822558706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3688.4">
                <text:p>33688.4</text:p>
              </table:table-cell>
              <table:table-cell office:value-type="float" office:value="79.7780532338172">
                <text:p>79.7780532338172</text:p>
              </table:table-cell>
              <table:table-cell office:value-type="float" office:value="79.7780532338172">
                <text:p>79.7780532338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ChartGradient_20_1" draw:display-name="ChartGradient 1" draw:style="linear" draw:start-color="#2a6099" draw:end-color="#ffd7d7" draw:start-intensity="100%" draw:end-intensity="100%" draw:angle="30deg" draw:border="0%"/>
    <draw:gradient draw:name="ChartGradient_20_10" draw:display-name="ChartGradient 10" draw:style="linear" draw:start-color="#dde8cb" draw:end-color="#ff0000" draw:start-intensity="100%" draw:end-intensity="100%" draw:angle="23deg" draw:border="0%"/>
    <draw:gradient draw:name="ChartGradient_20_11" draw:display-name="ChartGradient 11" draw:style="linear" draw:start-color="#dde8cb" draw:end-color="#ff0000" draw:start-intensity="100%" draw:end-intensity="100%" draw:angle="22deg" draw:border="0%"/>
    <draw:gradient draw:name="ChartGradient_20_2" draw:display-name="ChartGradient 2" draw:style="linear" draw:start-color="#eeeeee" draw:end-color="#ffd7d7" draw:start-intensity="100%" draw:end-intensity="100%" draw:angle="30deg" draw:border="0%"/>
    <draw:gradient draw:name="ChartGradient_20_3" draw:display-name="ChartGradient 3" draw:style="linear" draw:start-color="#dde8cb" draw:end-color="#ff0000" draw:start-intensity="100%" draw:end-intensity="100%" draw:angle="30deg" draw:border="0%"/>
    <draw:gradient draw:name="ChartGradient_20_4" draw:display-name="ChartGradient 4" draw:style="linear" draw:start-color="#dde8cb" draw:end-color="#ff0000" draw:start-intensity="100%" draw:end-intensity="100%" draw:angle="29deg" draw:border="0%"/>
    <draw:gradient draw:name="ChartGradient_20_5" draw:display-name="ChartGradient 5" draw:style="linear" draw:start-color="#dde8cb" draw:end-color="#ff0000" draw:start-intensity="100%" draw:end-intensity="100%" draw:angle="28deg" draw:border="0%"/>
    <draw:gradient draw:name="ChartGradient_20_6" draw:display-name="ChartGradient 6" draw:style="linear" draw:start-color="#dde8cb" draw:end-color="#ff0000" draw:start-intensity="100%" draw:end-intensity="100%" draw:angle="27deg" draw:border="0%"/>
    <draw:gradient draw:name="ChartGradient_20_7" draw:display-name="ChartGradient 7" draw:style="linear" draw:start-color="#dde8cb" draw:end-color="#ff0000" draw:start-intensity="100%" draw:end-intensity="100%" draw:angle="26deg" draw:border="0%"/>
    <draw:gradient draw:name="ChartGradient_20_8" draw:display-name="ChartGradient 8" draw:style="linear" draw:start-color="#dde8cb" draw:end-color="#ff0000" draw:start-intensity="100%" draw:end-intensity="100%" draw:angle="25deg" draw:border="0%"/>
    <draw:gradient draw:name="ChartGradient_20_9" draw:display-name="ChartGradient 9" draw:style="linear" draw:start-color="#dde8cb" draw:end-color="#ff0000" draw:start-intensity="100%" draw:end-intensity="100%" draw:angle="24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B0BE7AAD9E94A6C1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</office:styles>
</office:document-styles>
</file>